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400000323864942668B8AAD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6.6846in" draw:z-index="0"><draw:image xlink:href="Pictures/100002010000032400000323864942668B8AAD9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8T11:46:57.330022777</meta:creation-date>
    <dc:date>2024-10-18T11:47:22.609791100</dc:date>
    <meta:editing-duration>PT2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